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200000234387D18C8.jpg" manifest:media-type="image/jpeg"/>
  <manifest:file-entry manifest:full-path="Pictures/10000000000001CF00000288BC98BF5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4.6cm" svg:height="20.957cm" svg:x="0cm" svg:y="0.043cm">
          <draw:image xlink:href="Pictures/10000000000001CF00000288BC98BF5C.jpg" xlink:type="simple" xlink:show="embed" xlink:actuate="onLoad">
            <text:p/>
          </draw:image>
        </draw:frame>
        <draw:frame draw:style-name="gr1" draw:text-style-name="P1" draw:layer="layout" svg:width="13.8cm" svg:height="18.896cm" svg:x="14.2cm" svg:y="0.304cm">
          <draw:image xlink:href="Pictures/10000000000001D200000234387D18C8.jpg" xlink:type="simple" xlink:show="embed" xlink:actuate="onLoad">
            <text:p/>
          </draw:image>
        </draw:frame>
        <draw:custom-shape draw:style-name="gr2" draw:text-style-name="P2" draw:layer="layout" svg:width="27.6cm" svg:height="5cm" svg:x="0.2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0:24:54.373455916</meta:creation-date>
    <dc:date>2016-10-07T10:31:33.571193658</dc:date>
    <meta:editing-duration>PT4M32S</meta:editing-duration>
    <meta:editing-cycles>4</meta:editing-cycles>
    <meta:generator>LibreOffice/4.2.8.2$Linux_X86_64 LibreOffice_project/420m0$Build-2</meta:generator>
    <meta:document-statistic meta:object-count="26"/>
  </office:meta>
</office:document-meta>
</file>